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dd29e" officeooo:paragraph-rsid="000dd29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Standard">
      <style:text-properties officeooo:rsid="0007b4f1"/>
    </style:style>
    <style:style style:name="P4" style:family="paragraph" style:parent-style-name="Standard">
      <style:text-properties officeooo:rsid="0007b4f1" officeooo:paragraph-rsid="0007b4f1"/>
    </style:style>
    <style:style style:name="P5" style:family="paragraph" style:parent-style-name="Standard">
      <style:text-properties officeooo:rsid="000b4ccc" officeooo:paragraph-rsid="000b4ccc"/>
    </style:style>
    <style:style style:name="P6" style:family="paragraph" style:parent-style-name="Standard">
      <style:text-properties officeooo:rsid="000ba029" officeooo:paragraph-rsid="000ba029"/>
    </style:style>
    <style:style style:name="P7" style:family="paragraph" style:parent-style-name="Standard">
      <style:text-properties officeooo:rsid="000d6bb3" officeooo:paragraph-rsid="000d6bb3"/>
    </style:style>
    <style:style style:name="P8" style:family="paragraph" style:parent-style-name="Standard">
      <style:text-properties officeooo:rsid="000dd29e" officeooo:paragraph-rsid="000dd29e"/>
    </style:style>
    <style:style style:name="T1" style:family="text">
      <style:text-properties officeooo:rsid="00096915"/>
    </style:style>
    <style:style style:name="T2" style:family="text">
      <style:text-properties officeooo:rsid="000c8794"/>
    </style:style>
    <style:style style:name="T3" style:family="text">
      <style:text-properties fo:color="#26a269" loext:opacity="100%" fo:font-weight="bold"/>
    </style:style>
    <style:style style:name="T4" style:family="text">
      <style:text-properties fo:color="#12488b" loext:opacity="100%" fo:font-weight="bold"/>
    </style:style>
    <style:style style:name="T5" style:family="text">
      <style:text-properties officeooo:rsid="000f5649"/>
    </style:style>
    <style:style style:name="T6" style:family="text">
      <style:text-properties style:font-name="Liberation Mono" fo:font-size="10pt" officeooo:rsid="000f5649" style:font-name-asian="Noto Sans Mono CJK SC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aling G<text:span text:style-name="T1">it</text:span> through terminal command in Debian:</text:p>
      <text:p text:style-name="P4">apt install git</text:p>
      <text:p text:style-name="P4">(might need to use sudo to install)</text:p>
      <text:p text:style-name="P4"/>
      <text:p text:style-name="P5">Creating a new repository on GitHub:</text:p>
      <text:p text:style-name="P6">License: <text:span text:style-name="T2">GNU General Public License v3.0</text:span></text:p>
      <text:p text:style-name="P6"/>
      <text:p text:style-name="P8">Git basic configuration:</text:p>
      <text:p text:style-name="P1"><text:span text:style-name="T3">vero@LV-426</text:span>:<text:span text:style-name="T4">~</text:span>$ git config --global user.name "Veronique Karwowska"</text:p>
      <text:p text:style-name="Preformatted_20_Text"><text:span text:style-name="T3">vero@LV-426</text:span>:<text:span text:style-name="T4">~</text:span>$ git config --global user.email "<text:span text:style-name="T5">email</text:span>"</text:p>
      <text:p text:style-name="Preformatted_20_Text"><text:span text:style-name="T3">vero@LV-426</text:span>:<text:span text:style-name="T4">~</text:span>$ git config --global core.editor "vim"</text:p>
      <text:p text:style-name="Preformatted_20_Text"><text:span text:style-name="T3">vero@LV-426</text:span>:<text:span text:style-name="T4">~</text:span>$ git config --global --list</text:p>
      <text:p text:style-name="Preformatted_20_Text">user.name=Veronique Karwowska</text:p>
      <text:p text:style-name="Preformatted_20_Text">user.email=<text:span text:style-name="T6">email</text:span></text:p>
      <text:p text:style-name="P2">core.editor=vim</text:p>
      <text:p text:style-name="P7">Uploading the Journal to github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6T22:17:04.019673591</meta:creation-date>
    <dc:date>2021-11-27T00:45:51.365447530</dc:date>
    <meta:editing-duration>PT7M41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14" meta:word-count="70" meta:character-count="502" meta:non-whitespace-character-count="451"/>
  </office:meta>
</office:document-meta>
</file>